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aba1d" officeooo:paragraph-rsid="000aba1d"/>
    </style:style>
    <style:style style:name="T1" style:family="text">
      <style:text-properties officeooo:rsid="000abb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list xml:id="list3718030168" text:style-name="L1">
        <text:list-item>
          <text:p text:style-name="P1"><text:span text:style-name="T1">l</text:span>ist<text:span text:style-name="T1">Item</text:span>1</text:p>
        </text:list-item>
        <text:list-item>
          <text:p text:style-name="P1">list<text:span text:style-name="T1">Item</text:span>2a</text:p>
          <text:p text:style-name="P1">list<text:span text:style-name="T1">Item</text:span>2b</text:p>
        </text:list-item>
        <text:list-item>
          <text:p text:style-name="P1">list<text:span text:style-name="T1">Item</text:span>3<text:line-break/><text:span text:style-name="T1">SameListItem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2T10:17:26.02</meta:creation-date>
    <dc:date>2018-09-28T09:57:21.856000000</dc:date>
    <meta:editing-duration>PT1M5S</meta:editing-duration>
    <meta:editing-cycles>3</meta:editing-cycles>
    <meta:generator>LibreOffice/6.1.1.2$Windows_X86_64 LibreOffice_project/5d19a1bfa650b796764388cd8b33a5af1f5baa1b</meta:generator>
    <meta:document-statistic meta:table-count="0" meta:image-count="0" meta:object-count="0" meta:page-count="1" meta:paragraph-count="4" meta:word-count="9" meta:character-count="56" meta:non-whitespace-character-count="54"/>
  </office:meta>
</office:document-meta>
</file>